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bleAnalyzer.setConfigFile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urableAnalyzer.setAnalyerManager( AnalyzerManager analyz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bleAnalyzer.enableLogging( Logger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bleAnalyzer.tokenStream( String fieldName ,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bleAnalyzer.setEnableCheckFile( boolean che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bleAnalyzer.reconfigu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figurableAnalyzer.enableCheck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